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</style:style>
    <style:style style:name="P2" style:family="paragraph" style:parent-style-name="Text_20_body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line-height="150%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#ffffff" style:font-size-asian="12pt" style:font-size-complex="12pt"/>
    </style:style>
    <style:style style:name="P10" style:family="paragraph" style:parent-style-name="Text_20_body"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2" style:family="paragraph" style:parent-style-name="Text_20_body">
      <style:text-properties fo:font-variant="normal" fo:text-transform="none" fo:color="#ff33ff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line-height="150%" fo:text-align="start" style:justify-single-word="false"/>
      <style:text-properties fo:font-variant="normal" fo:text-transform="none" fo:color="#ff33ff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line-height="100%" fo:text-align="start" style:justify-single-word="false"/>
      <style:text-properties fo:font-variant="normal" fo:text-transform="none" fo:color="#ff33ff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line-height="150%" fo:text-align="start" style:justify-single-word="false"/>
      <style:text-properties fo:font-variant="normal" fo:text-transform="none" fo:color="#ff33ff" style:text-line-through-style="none" style:font-name="Times New Roman" fo:font-size="12pt" fo:font-style="normal" style:text-underline-style="none" fo:font-weight="bold" style:text-blinking="false" fo:background-color="#ffffff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line-height="150%" fo:text-align="start" style:justify-single-word="false"/>
      <style:text-properties fo:font-variant="normal" fo:text-transform="none" fo:color="#1c1c1c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7" style:family="paragraph" style:parent-style-name="Text_20_body">
      <style:text-properties fo:font-variant="normal" fo:text-transform="none" fo:color="#333333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line-height="150%"/>
      <style:text-properties fo:font-variant="normal" fo:text-transform="none" fo:color="#333333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9" style:family="paragraph" style:parent-style-name="Text_20_body">
      <style:text-properties fo:font-variant="normal" fo:text-transform="none" fo:color="#111111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line-height="150%" fo:text-align="start" style:justify-single-word="false"/>
      <style:text-properties fo:color="#1c1c1c" style:font-name="Times New Roman" fo:font-size="12pt" style:font-size-asian="12pt" style:font-size-complex="12pt"/>
    </style:style>
    <style:style style:name="P21" style:family="paragraph" style:parent-style-name="Text_20_body">
      <style:text-properties style:font-name="Times New Roman" fo:font-size="12pt" style:font-size-asian="12pt" style:font-size-complex="12pt"/>
    </style:style>
    <style:style style:name="P22" style:family="paragraph" style:parent-style-name="Text_20_body">
      <style:paragraph-properties fo:line-height="150%"/>
      <style:text-properties style:font-name="Times New Roman" fo:font-size="12pt" style:font-size-asian="12pt" style:font-size-complex="12pt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Times New Roman" fo:font-size="12pt" style:font-size-asian="12pt" style:font-size-complex="12pt"/>
    </style:style>
    <style:style style:name="P24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style:font-size-asian="12pt" style:font-size-complex="12pt"/>
    </style:style>
    <style:style style:name="P25" style:family="paragraph" style:parent-style-name="Text_20_body">
      <style:paragraph-properties fo:line-height="100%" fo:text-align="start" style:justify-single-word="false"/>
      <style:text-properties fo:color="#ff33ff" style:font-name="Times New Roman" fo:font-size="12pt" style:font-size-asian="12pt" style:font-size-complex="12pt"/>
    </style:style>
    <style:style style:name="P26" style:family="paragraph" style:parent-style-name="Text_20_body">
      <style:paragraph-properties fo:line-height="150%" fo:text-align="start" style:justify-single-word="false"/>
      <style:text-properties fo:color="#ff33ff" style:font-name="Times New Roman" fo:font-size="12pt" fo:background-color="#ffffff" style:font-size-asian="12pt" style:font-size-complex="12pt"/>
    </style:style>
    <style:style style:name="P27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1" style:family="paragraph" style:parent-style-name="Standard">
      <style:paragraph-properties fo:line-height="150%"/>
      <style:text-properties fo:font-variant="normal" fo:text-transform="none" fo:color="#ff33ff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50%" fo:text-align="start" style:justify-single-word="false"/>
      <style:text-properties fo:font-variant="normal" fo:text-transform="none" fo:color="#ff33ff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50%" fo:text-align="start" style:justify-single-word="false"/>
      <style:text-properties fo:font-variant="normal" fo:text-transform="none" fo:color="#ff33ff" style:text-line-through-style="none" style:font-name="Times New Roman" fo:font-size="12pt" fo:font-style="normal" style:text-underline-style="none" fo:font-weight="bold" style:text-blinking="false" fo:background-color="#ffffff" style:font-size-asian="12pt" style:font-weight-asian="bold" style:font-size-complex="12pt" style:font-weight-complex="bold"/>
    </style:style>
    <style:style style:name="P34" style:family="paragraph" style:parent-style-name="Standard">
      <style:text-properties fo:font-variant="normal" fo:text-transform="none" fo:color="#1c1c1c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fo:color="#ff33ff" style:font-name="Times New Roman"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150%"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Times New Roman" fo:font-size="12pt" style:font-size-asian="12pt" style:font-size-complex="12pt"/>
    </style:style>
    <style:style style:name="P38" style:family="paragraph" style:parent-style-name="Standard">
      <style:paragraph-properties fo:line-height="150%" fo:text-align="start" style:justify-single-word="false"/>
      <style:text-properties style:font-name="Times New Roman" fo:font-size="12pt" style:font-size-asian="12pt" style:font-size-complex="12pt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40" style:family="paragraph" style:parent-style-name="Standard">
      <style:paragraph-properties fo:line-height="150%"/>
      <style:text-properties fo:color="#111111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margin-top="0.423cm" fo:margin-bottom="0.282cm" fo:line-height="179%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weight-asian="bold" style:font-weight-complex="bold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#ffffff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 style:font-weight-asian="bold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#ffffff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#ffffff" style:font-weight-asian="bold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style:text-underline-style="none" fo:font-weight="normal" style:text-blinking="false" fo:background-color="transparent" style:font-weight-asian="normal" style:font-weight-complex="normal"/>
    </style:style>
    <style:style style:name="T11" style:family="text">
      <style:text-properties fo:font-variant="normal" fo:text-transform="none" fo:color="#4c4d4e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4c4d4e" style:text-line-through-style="none" fo:font-style="normal" style:text-underline-style="none" fo:font-weight="normal" style:text-blinking="false" fo:background-color="transparent" style:font-weight-asian="normal" style:font-weight-complex="normal"/>
    </style:style>
    <style:style style:name="T13" style:family="text">
      <style:text-properties fo:font-variant="normal" fo:text-transform="none" style:text-line-through-style="none" fo:font-style="normal" style:text-underline-style="none" fo:font-weight="bold" style:text-blinking="false" style:font-weight-asian="bold" style:font-weight-complex="bold"/>
    </style:style>
    <style:style style:name="T14" style:family="text">
      <style:text-properties fo:font-variant="normal" fo:text-transform="none" style:text-line-through-style="none" fo:font-style="normal" style:text-underline-style="none" fo:font-weight="bold" style:text-blinking="false" fo:background-color="transparent" style:font-weight-asian="bold" style:font-weight-complex="bold"/>
    </style:style>
    <style:style style:name="T15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 style:font-weight-asian="normal" style:font-weight-complex="normal"/>
    </style:style>
    <style:style style:name="T17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 style:font-weight-asian="bold" style:font-weight-complex="bold"/>
    </style:style>
    <style:style style:name="T18" style:family="text">
      <style:text-properties fo:font-variant="normal" fo:text-transform="none" style:text-line-through-style="none" fo:font-style="normal" style:text-underline-style="none" style:text-blinking="false"/>
    </style:style>
    <style:style style:name="T19" style:family="text">
      <style:text-properties fo:font-variant="normal" fo:text-transform="none" fo:color="#ff33ff" style:text-line-through-style="none" fo:font-style="normal" style:text-underline-style="none" fo:font-weight="bold" style:text-blinking="false" fo:background-color="transparent" style:font-weight-asian="bold" style:font-weight-complex="bold"/>
    </style:style>
    <style:style style:name="T20" style:family="text">
      <style:text-properties fo:font-variant="normal" fo:text-transform="none" fo:color="#ff33ff" style:text-line-through-style="none" fo:font-style="normal" style:text-underline-style="none" fo:font-weight="normal" style:text-blinking="false" fo:background-color="#ffffff" style:font-weight-asian="normal" style:font-weight-complex="normal"/>
    </style:style>
    <style:style style:name="T21" style:family="text">
      <style:text-properties fo:font-variant="normal" fo:text-transform="none" fo:color="#1c1c1c" style:text-line-through-style="none" fo:font-style="normal" style:text-underline-style="none" fo:font-weight="bold" style:text-blinking="false" fo:background-color="transparent" style:font-weight-asian="bold" style:font-weight-complex="bold"/>
    </style:style>
    <style:style style:name="T22" style:family="text">
      <style:text-properties fo:font-variant="normal" fo:text-transform="none" fo:color="#1c1c1c" style:text-line-through-style="none" fo:font-style="normal" style:text-underline-style="none" fo:font-weight="bold" style:text-blinking="false" fo:background-color="#ffffff" style:font-weight-asian="bold" style:font-weight-complex="bold"/>
    </style:style>
    <style:style style:name="T23" style:family="text">
      <style:text-properties fo:font-variant="normal" fo:text-transform="none" fo:color="#1c1c1c" style:text-line-through-style="none" fo:font-style="normal" style:text-underline-style="none" fo:font-weight="normal" style:text-blinking="false" fo:background-color="transparent" style:font-weight-asian="bold" style:font-weight-complex="bold"/>
    </style:style>
    <style:style style:name="T24" style:family="text">
      <style:text-properties fo:font-variant="normal" fo:text-transform="none" fo:color="#1c1c1c" style:text-line-through-style="none" fo:font-style="normal" style:text-underline-style="none" fo:font-weight="normal" style:text-blinking="false" fo:background-color="transparent" style:font-weight-asian="normal" style:font-weight-complex="normal"/>
    </style:style>
    <style:style style:name="T25" style:family="text">
      <style:text-properties fo:font-variant="normal" fo:text-transform="none" fo:color="#1c1c1c" style:text-line-through-style="none" fo:font-style="normal" style:text-underline-style="none" fo:font-weight="normal" style:text-blinking="false" fo:background-color="#ffffff" style:font-weight-asian="normal" style:font-weight-complex="normal"/>
    </style:style>
    <style:style style:name="T26" style:family="text">
      <style:text-properties fo:font-variant="normal" fo:text-transform="none" fo:color="#1c1c1c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1c1c1c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1c1c1c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333333" style:text-line-through-style="none" fo:font-style="normal" style:text-underline-style="none" fo:font-weight="normal" style:text-blinking="false" fo:background-color="transparent" style:font-weight-asian="normal" style:font-weight-complex="normal"/>
    </style:style>
    <style:style style:name="T30" style:family="text">
      <style:text-properties fo:font-variant="normal" fo:text-transform="none" fo:color="#333333" style:text-line-through-style="none" fo:font-style="normal" style:text-underline-style="none" fo:font-weight="normal" style:text-blinking="false" fo:background-color="transparent" style:font-weight-asian="bold" style:font-weight-complex="bold"/>
    </style:style>
    <style:style style:name="T31" style:family="text">
      <style:text-properties fo:font-variant="normal" fo:text-transform="none" fo:color="#333333" style:text-line-through-style="none" fo:font-style="normal" style:text-underline-style="none" fo:font-weight="bold" style:text-blinking="false" fo:background-color="transparent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background-color="#ffffff"/>
    </style:style>
    <style:style style:name="T35" style:family="text">
      <style:text-properties style:font-weight-asian="normal" style:font-weight-complex="normal"/>
    </style:style>
    <style:style style:name="T36" style:family="text">
      <style:text-properties fo:color="#1c1c1c"/>
    </style:style>
    <style:style style:name="T37" style:family="text">
      <style:text-properties fo:color="#000000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Ensemble des constructions syntaxiques pertinentes de tous les données afin de constituer les dictionnaires</text:p>
      <text:p text:style-name="P27"/>
      <text:p text:style-name="P39"><text:span text:style-name="T5">dates : </text:span>03/01/2020 04/03/2020 05/03/2020 16/03/2020 24/03/2020 09/04/2020 28/04/2020 04/05/2020 06/05/2020 07/05/2020 10/05/2020 11/05/2020 12/05/2020 14/05/2020 15/05/2020 19/05/2020 21/05/2020 29/05/2020 01/06/2020 06/06/2020 14/06/2020 21/06/2020 03/08/2020 16/08/2020 21/08/2020 24/08/2020 02/09/2020 04/09/2020 07/09/2020 08/09/2020 10/09/2020 16/09/2020 18/09/2020 20/09/2020 02/10/2020 07/10/2020 23/10/2020 26/10/2020 28/10/2020 29/10/2020 31/10/2020 03/11/2020 07/11/2020 10/11/2020 18/11/2020 28/11/2020 30/11/2020 03/12/2020 10/12/2020 09/01/2021 22/01/2021 30/01/2021 08/02/2021 21/02/2021 24/02/2021 25/02/2021 26/02/2021 27/02/2021 28/02/2021 01/03/2021 04/03/2021 04/03/2021 </text:p>
      <text:p text:style-name="P36"/>
      <text:p text:style-name="P35">CONFINEMENT</text:p>
      <text:p text:style-name="P38"><text:span text:style-name="T33">N+Adj</text:span><text:bookmark text:name="docs-internal-guid-26071131-7fff-a5f7-4c10-e5e77996c5da"/><text:span text:style-name="T33"> </text:span><text:span text:style-name="T32">: </text:span><text:bookmark text:name="docs-internal-guid-7f0a04c9-7fff-eb06-ad1e-bb6241a693e5"/><text:span text:style-name="T2">premier confinement, confinement obligatoire, confinement prolongé, </text:span><text:span text:style-name="T1">confinement partiel, confinement strict.</text:span></text:p>
      <text:p text:style-name="P38"><text:span text:style-name="T5">Adj+N :</text:span><text:span text:style-name="T1"> </text:span><text:bookmark text:name="docs-internal-guid-5287504f-7fff-bcf6-93ed-d7aa48295f83"/><text:span text:style-name="T1">plein confinement, nouveau confinement, premier confinement, troisième confinement,</text:span></text:p>
      <text:p text:style-name="P22"><text:span text:style-name="T5">Adj+prep+N </text:span><text:span text:style-name="T1">: </text:span><text:span text:style-name="T2">pas de mot</text:span></text:p>
      <text:p text:style-name="P22"><text:span text:style-name="T5">N+prep+N :</text:span><text:span text:style-name="T2"> </text:span><text:bookmark text:name="docs-internal-guid-1c5a3ef1-7fff-2e91-72f2-4475c40ef0fe"/><text:span text:style-name="T2">semaines de confinement, début du confinement,  levée du confinement, efficacité du confinement,semaines de confinement,</text:span></text:p>
      <text:p text:style-name="P3"/>
      <text:p text:style-name="P3"/>
      <text:p text:style-name="P21"><text:span text:style-name="T19">DECONFINEMENT</text:span><text:line-break/><text:span text:style-name="T33">N+Adj</text:span><text:bookmark text:name="docs-internal-guid-26071131-7fff-a5f7-4c10-e5e77996c5da11"/><text:span text:style-name="T33"> </text:span><text:span text:style-name="T32">: </text:span><text:bookmark text:name="docs-internal-guid-b1550de1-7fff-b8db-f08d-c153e9101e24"/><text:span text:style-name="T2">déconfinement progressif, déconfinement total, déconfinement plus large, déconfinement strict,</text:span><text:span text:style-name="T32"> </text:span></text:p>
      <text:p text:style-name="P38"><text:span text:style-name="T5">N+prep+N : </text:span><text:bookmark text:name="docs-internal-guid-8085bca0-7fff-52fa-3508-af2f002f137f"/><text:span text:style-name="T3">phase de déconfinement, plan de déconfinement, jours de déconfinement, phase du déconfinement, week-end du déconfinement ; jours du déconfinement, début du déconfinement ; contexte de déconfinement, stratégie de déconfinement ; étape de déconfinement, plan de déconfinement, mesures de déconfinement ; activité de déconfinement ,  jour de déconfinement, modalités du  déconfinement, déconfinement par excellence, risques du déconfinement,</text:span><text:span text:style-name="T5"> </text:span></text:p>
      <text:p text:style-name="P38"><text:span text:style-name="T6">V+ N </text:span><text:span text:style-name="T2">: </text:span><text:bookmark text:name="docs-internal-guid-5c218786-7fff-7c5a-bd82-8b34354aa915"/><text:span text:style-name="T4">bénéficieront d'un déconfinement</text:span><text:span text:style-name="T2"> </text:span></text:p>
      <text:p text:style-name="P38"><text:span text:style-name="T7">N+V+Adj :</text:span><text:span text:style-name="T4"> </text:span><text:bookmark text:name="docs-internal-guid-4b638478-7fff-ce65-69d3-d40e80b83f40"/><text:span text:style-name="T4">déconfinement sera très progressif, déconfinement sera différencié, déconfinement est reporté,</text:span><text:span text:style-name="T2"> </text:span></text:p>
      <text:p text:style-name="P29"/>
      <text:p text:style-name="P32"/>
      <text:p text:style-name="P32"/>
      <text:p text:style-name="P32"><text:soft-page-break/>VACCIN</text:p>
      <text:p text:style-name="P38"><text:span text:style-name="T33">N+Adj</text:span><text:bookmark text:name="docs-internal-guid-26071131-7fff-a5f7-4c10-e5e77996c5da12"/><text:span text:style-name="T33"> </text:span><text:span text:style-name="T32">: </text:span><text:bookmark text:name="docs-internal-guid-07e2051f-7fff-5662-b2f6-a193f208a7f2"/><text:span text:style-name="T2">vaccin anti-covid</text:span><text:span text:style-name="T32"> , </text:span><text:bookmark text:name="docs-internal-guid-062a9012-7fff-bd28-5eec-c1a303e70d7d"/><text:span text:style-name="T10"> </text:span><text:span text:style-name="T2">vaccin anti grippal, </text:span><text:span text:style-name="T32"><text:s/></text:span></text:p>
      <text:p text:style-name="P21"><text:span text:style-name="T5">N+prep+N : </text:span><text:bookmark text:name="docs-internal-guid-9a264cda-7fff-5e08-0e20-358343351cf0"/><text:span text:style-name="T3">virage des vaccins, injection du vaccin, dose de vaccin, fonctionnement d’un vaccin, efficacité du vaccin, vaccin de moderna</text:span><text:span text:style-name="T5">, </text:span><text:span text:style-name="T3">dose du vaccin, </text:span></text:p>
      <text:p text:style-name="P38"><text:span text:style-name="T5">N+N </text:span><text:span text:style-name="T2">: </text:span><text:bookmark text:name="docs-internal-guid-53bf95a9-7fff-8d07-92e6-62b0cf35b586"/><text:span text:style-name="T2">vaccin Moderna, vaccin Pfizer </text:span></text:p>
      <text:p text:style-name="P32"/>
      <text:p text:style-name="P32">CAS</text:p>
      <text:p text:style-name="P38"><text:span text:style-name="T33">N+Adj</text:span><text:bookmark text:name="docs-internal-guid-26071131-7fff-a5f7-4c10-e5e77996c5da13"/><text:span text:style-name="T33"> </text:span><text:span text:style-name="T32">: <text:s/>c</text:span><text:span text:style-name="T2">as confirmés,</text:span><text:span text:style-name="T10"> </text:span><text:span text:style-name="T2">cas positifs, cas positif, </text:span></text:p>
      <text:p text:style-name="P21"><text:span text:style-name="T5">Adj+N :</text:span><text:span text:style-name="T1"> <text:s/></text:span><text:bookmark text:name="docs-internal-guid-640944b8-7fff-360f-6487-7068cd248328"/><text:span text:style-name="T1">nouveaux cas, nouveau cas, </text:span><text:span text:style-name="T2"><text:s/>premier cas,</text:span></text:p>
      <text:p text:style-name="P38"><text:span text:style-name="T5">N+prep+N : </text:span><text:bookmark text:name="docs-internal-guid-f034e482-7fff-5df0-a625-13fc630cda85"/><text:span text:style-name="T2">cas de covid-19, cas en hausse,</text:span></text:p>
      <text:p text:style-name="P38"><text:span text:style-name="T5">N+N </text:span><text:span text:style-name="T2">: </text:span><text:bookmark text:name="docs-internal-guid-b8a4a07c-7fff-7262-a091-38a40c8e07fe11"/><text:span text:style-name="T2"><text:s/></text:span><text:bookmark text:name="docs-internal-guid-50277790-7fff-aeb3-d287-02962b87fcc7"/><text:span text:style-name="T2"> cas positifs,  </text:span><text:span text:style-name="T11"> cas-contact</text:span></text:p>
      <text:p text:style-name="P2"/>
      <text:p text:style-name="P12">COVID</text:p>
      <text:p text:style-name="P23"><text:span text:style-name="T5">préf +N : </text:span><text:bookmark text:name="docs-internal-guid-e290f0fe-7fff-c79f-057f-06edec11ebea"/><text:span text:style-name="T3">pré-covid</text:span><text:span text:style-name="T5"> </text:span></text:p>
      <text:p text:style-name="P23"><text:span text:style-name="T5">Adj+prep+N </text:span><text:span text:style-name="T1">: <text:s/></text:span><text:bookmark text:name="docs-internal-guid-d60047af-7fff-ed64-b993-3d4ecfb9ab58"/><text:span text:style-name="T1">positives aux covid-19, positif au Covid-19, </text:span><text:span text:style-name="T2">flambée de covid-19</text:span><text:span text:style-name="T1"> </text:span></text:p>
      <text:p text:style-name="P23"><text:span text:style-name="T5">N+prep+N : </text:span><text:bookmark text:name="docs-internal-guid-75fc5bd3-7fff-12d5-88aa-ec78ae2127c3"/><text:span text:style-name="T2">mortes du Covid-19, épidémie du Covid, épidémie du covid-19,  reprod</text:span><text:bookmark text:name="docs-internal-guid-ebddc5d5-7fff-39dc-946b-a5c7e6d4ab40"/><text:span text:style-name="T2">uction du covid, épidémie du covid-19, malades du covid-19, évolution de la covid-19, <text:s/></text:span></text:p>
      <text:p text:style-name="P23"><text:span text:style-name="T5">N+N </text:span><text:span text:style-name="T2">: </text:span><text:bookmark text:name="docs-internal-guid-b8a4a07c-7fff-7262-a091-38a40c8e07fe12"/><text:span text:style-name="T2"><text:s/></text:span><text:bookmark text:name="docs-internal-guid-ab506d5a-7fff-9fbe-6408-41e46bbe4f95"/><text:span text:style-name="T2">Zéro-Covid,</text:span><text:span text:style-name="T2"> </text:span></text:p>
      <text:p text:style-name="P11"/>
      <text:p text:style-name="P13">ANTI-COVID</text:p>
      <text:p text:style-name="P23"><text:span text:style-name="T5">N+Adj</text:span><text:bookmark text:name="docs-internal-guid-26071131-7fff-a5f7-4c10-e5e77996c5da15"/><text:span text:style-name="T5"> </text:span><text:span text:style-name="T2">: <text:s/></text:span><text:span text:style-name="T3">vaccination anti-covid, effet anti-covid, vertus anti-covid, dispositif anti-covid,  mesures </text:span><text:bookmark text:name="docs-internal-guid-dca12cd5-7fff-51d7-5628-a5ed323d7896"/><text:span text:style-name="T3">anti-covid,  consignes anti-covid, vaccin anti-covid, gants anti-covid, <text:s/>masque anti-covid,  traitement anti-covid,  règles anti-covid,  test anti-covid, protocole anti- covid,  remède anti-covid-19, </text:span><text:span text:style-name="T5"><text:s/></text:span></text:p>
      <text:p text:style-name="P4"/>
      <text:p text:style-name="P14">CRISE</text:p>
      <text:p text:style-name="P25"><text:bookmark text:name="docs-internal-guid-499a4369-7fff-ef4e-5c69-a2110f04ae2a"/><text:span text:style-name="T5">N+Adj</text:span><text:bookmark text:name="docs-internal-guid-26071131-7fff-a5f7-4c10-e5e77996c5da151"/><text:span text:style-name="T5"> </text:span><text:span text:style-name="T2">: crise sanitaire</text:span></text:p>
      <text:p text:style-name="P25"><text:span text:style-name="T5">N+prep+N </text:span><text:span text:style-name="T2">: crise du coronavirus</text:span></text:p>
      <text:p text:style-name="P28"/>
      <text:p text:style-name="P32">EPIDEMIE</text:p>
      <text:p text:style-name="P23"><text:span text:style-name="T5">N+prep+N : </text:span><text:bookmark text:name="docs-internal-guid-0c82f174-7fff-085b-72d1-451d28cc91de"/><text:span text:style-name="T2">épidémie du covid, épidémie de coronavirus, suspicion de coronavirus, propagation de l’épidémie, pic de l'épidémie, <text:s/>niveau de l’épidémie, évolution de l’épidémie, début </text:span><text:bookmark text:name="docs-internal-guid-fb50adc3-7fff-7b7b-7b47-8f0df66988f9"/><text:span text:style-name="T2">de l’épidémie, <text:s/></text:span><text:span text:style-name="T3"><text:s/>épidémie de Covid-19</text:span></text:p>
      <text:p text:style-name="P23"><text:soft-page-break/><text:span text:style-name="T6">V+ N </text:span><text:span text:style-name="T2">: <text:s/></text:span><text:bookmark text:name="docs-internal-guid-846593ba-7fff-d21a-3a20-13e531d366a4"/><text:span text:style-name="T2">freiner</text:span><text:span text:style-name="T2"> </text:span><text:bookmark text:name="docs-internal-guid-d46bff52-7fff-f2b6-9ebf-6d828254b26f"/><text:span text:style-name="T2">l’épidémie, </text:span></text:p>
      <text:p text:style-name="P4"/>
      <text:p text:style-name="P23"><text:span text:style-name="T19">PANDEMIE</text:span><text:span text:style-name="T19"> </text:span></text:p>
      <text:p text:style-name="P23"><text:span text:style-name="T5">N+Adj</text:span><text:bookmark text:name="docs-internal-guid-26071131-7fff-a5f7-4c10-e5e77996c5da16"/><text:span text:style-name="T5"> </text:span><text:span text:style-name="T2">: </text:span><text:span text:style-name="T2"><text:s/>pandémie mondiale</text:span></text:p>
      <text:p text:style-name="P23"><text:span text:style-name="T5">N+prep+N </text:span><text:span text:style-name="T2">: é</text:span><text:span text:style-name="T12">picentre de la pandémie</text:span><text:span text:style-name="T2"> </text:span></text:p>
      <text:p text:style-name="P11"/>
      <text:p text:style-name="P13">TEST</text:p>
      <text:p text:style-name="P20"><text:span text:style-name="T14">N+Adj</text:span><text:bookmark text:name="docs-internal-guid-26071131-7fff-a5f7-4c10-e5e77996c5da17"/><text:span text:style-name="T14"> </text:span><text:span text:style-name="T16">: <text:s/></text:span><text:span text:style-name="T2">tests virologiques, tests antigéniques,  tests virologiques, <text:s/>test anti-covid, tests négatifs,  test virologique,tests antigéniques, test sérologique, test nasal, test nasopharyngé, test </text:span><text:bookmark text:name="docs-internal-guid-6ed0b108-7fff-119b-6a1d-d816f6726cae"/><text:span text:style-name="T2">sanguin, tests salivaires, </text:span><text:span text:style-name="T3">test salivaire</text:span></text:p>
      <text:p text:style-name="P20"><text:span text:style-name="T14">Adj+N :</text:span><text:span text:style-name="T17"> <text:s/></text:span><text:bookmark text:name="docs-internal-guid-b3e5911d-7fff-019a-516c-e6e0e2a6bd8a"/><text:span text:style-name="T17">divers tests, </text:span><text:span text:style-name="T15"><text:s/>nouveau test</text:span></text:p>
      <text:p text:style-name="P23"><text:span text:style-name="T21">N+prep+N : </text:span><text:span text:style-name="T3">test de sang, remboursement de tests,tests au CHU,</text:span><text:span text:style-name="T23"> </text:span><text:span text:style-name="T2">tests de dépistage, </text:span></text:p>
      <text:p text:style-name="P20"><text:span text:style-name="T14">N+N </text:span><text:span text:style-name="T16">: </text:span><text:span text:style-name="T5"><text:s/></text:span><text:span text:style-name="T3">test RT-PCR, test RunCov, </text:span></text:p>
      <text:p text:style-name="P13"/>
      <text:p text:style-name="P13">VIRUS</text:p>
      <text:p text:style-name="P23"><text:span text:style-name="T5">N+prep+N : </text:span><text:bookmark text:name="docs-internal-guid-a5d7f84e-7fff-248c-7310-eb76700581e7"/><text:span text:style-name="T2">symptômes du virus,  propagation du virus, transmission du virus, traces de virus, reproduction du virus, présence du virus, circulation du virus, présence du virus,</text:span><text:span text:style-name="T32"> </text:span></text:p>
      <text:p text:style-name="P13"><text:span text:style-name="T36">N+N: <text:s/></text:span><text:bookmark text:name="docs-internal-guid-6856b5e2-7fff-867d-f59d-cb4519e0ff88"/><text:span text:style-name="T37">restrictions antivirus, </text:span></text:p>
      <text:p text:style-name="P23"><text:span text:style-name="T6">V+ N </text:span><text:span text:style-name="T2">: </text:span><text:bookmark text:name="docs-internal-guid-632c6409-7fff-b2f1-b1d2-b3e89d9b1a4d"/><text:span text:style-name="T2">contenir le virus, </text:span></text:p>
      <text:p text:style-name="P23"><text:span text:style-name="T5">N+V </text:span><text:span text:style-name="T2">: </text:span><text:bookmark text:name="docs-internal-guid-8d4ae08b-7fff-d406-4b48-8ca665f7e46e"/><text:span text:style-name="T2">virus circule, </text:span></text:p>
      <text:p text:style-name="P4"/>
      <text:p text:style-name="P13">MESURE(S)</text:p>
      <text:p text:style-name="P23"><text:span text:style-name="T33">N+Adj</text:span><text:bookmark text:name="docs-internal-guid-26071131-7fff-a5f7-4c10-e5e77996c5da18"/><text:span text:style-name="T33"> </text:span><text:span text:style-name="T32">: <text:s/></text:span><text:bookmark text:name="docs-internal-guid-2763df68-7fff-eed1-9001-58b2504a53e5"/><text:span text:style-name="T2">mesures fortes, mesures anti-covid, mesures anti-pandémie,  mesures sanitaires</text:span></text:p>
      <text:p text:style-name="P22"><text:span text:style-name="T5">N+prep+N :</text:span><text:span text:style-name="T2"> mesures du déconfinement,  mesures de restrictions , mesures de distanciation, <text:s/>prolongement des mesures, mesures d’isolement, </text:span><text:span text:style-name="T29">mesures de contrôle </text:span></text:p>
      <text:p text:style-name="P22"><text:span text:style-name="T31">N+N </text:span><text:span text:style-name="T29">: </text:span><text:span text:style-name="T2">mesures barrières, </text:span></text:p>
      <text:p text:style-name="P18"/>
      <text:p text:style-name="P15"/>
      <text:p text:style-name="P15"><text:soft-page-break/>MASQUE</text:p>
      <text:p text:style-name="P23"><text:span text:style-name="T22">N+Adj</text:span><text:bookmark text:name="docs-internal-guid-26071131-7fff-a5f7-4c10-e5e77996c5da19"/><text:span text:style-name="T22"> </text:span><text:span text:style-name="T25">:</text:span><text:span text:style-name="T20"> <text:s/></text:span><text:bookmark text:name="docs-internal-guid-2fd3ced3-7fff-2c3f-8992-eb3a716b6754"/><text:span text:style-name="T2">masque anti-covid, </text:span></text:p>
      <text:p text:style-name="P26"><text:span text:style-name="T5">N+prep+N : </text:span><text:bookmark text:name="docs-internal-guid-bfec28df-7fff-a572-922d-e95e10b698fe"/><text:span text:style-name="T5"> </text:span><text:span text:style-name="T3">port du masque, port de masque, </text:span><text:span text:style-name="T24">nettoyage du masque </text:span></text:p>
      <text:p text:style-name="P23"><text:span text:style-name="T6">V+ N </text:span><text:span text:style-name="T2">: <text:s/></text:span><text:bookmark text:name="docs-internal-guid-ffc7a946-7fff-e023-1325-e5ef1eddd338"/><text:span text:style-name="T2">porter un masque, imposant le masque,</text:span><text:span text:style-name="T2"> </text:span></text:p>
      <text:p text:style-name="P23"><text:span text:style-name="T5">N+V+Adj </text:span><text:span text:style-name="T2">: masque est obligatoire, </text:span></text:p>
      <text:p text:style-name="P4"/>
      <text:p text:style-name="P13">SANITAIRE</text:p>
      <text:p text:style-name="P23"><text:span text:style-name="T33">N+Adj</text:span><text:bookmark text:name="docs-internal-guid-26071131-7fff-a5f7-4c10-e5e77996c5da110"/><text:span text:style-name="T33"> </text:span><text:span text:style-name="T32">: <text:s/></text:span><text:bookmark text:name="docs-internal-guid-9a1b1bbb-7fff-2365-2ec9-a25d68ee781d"/><text:span text:style-name="T2">protection sanitaire ,urgence sanitaire, protocole sanitaire, crise sanitaire , situation sanitaire, stratégie sanitaire,</text:span><text:span text:style-name="T32"> </text:span><text:bookmark text:name="docs-internal-guid-c0f4f03d-7fff-47e5-2ec0-6e1b8f3b2b8f"/><text:span text:style-name="T2">mesures sanitaires, public sanitaire , précaution sanitaire, crise sanitaire, plan sanitaire, motif sanitaire,</text:span><text:span text:style-name="T32"> </text:span><text:span text:style-name="T2"><text:s/>état sanitaire</text:span></text:p>
      <text:p text:style-name="P11"/>
      <text:p text:style-name="P33">SYMPTOME</text:p>
      <text:p text:style-name="P23"><text:span text:style-name="T5">Adj+N :</text:span><text:span text:style-name="T1"> <text:s/>a</text:span><text:span text:style-name="T1">ucun symptôme, </text:span></text:p>
      <text:p text:style-name="P23"><text:span text:style-name="T5">N+prep+N : </text:span><text:bookmark text:name="docs-internal-guid-9f011aa0-7fff-1ef5-7e4b-9402e90ea368"/><text:span text:style-name="T3">symptômes du virus, symptômes du coronavirus, apparition de symptômes,</text:span><text:span text:style-name="T5"> </text:span></text:p>
      <text:p text:style-name="P23"><text:span text:style-name="T6">V+ N </text:span><text:span text:style-name="T2">: <text:s/></text:span><text:bookmark text:name="docs-internal-guid-9492992a-7fff-63ad-0e1d-d28f2514c9da"/><text:span text:style-name="T2">développé des symptômes</text:span><text:span text:style-name="T2"> </text:span></text:p>
      <text:p text:style-name="P4"/>
      <text:p text:style-name="P13">DEPISTAGE</text:p>
      <text:p text:style-name="P20"><text:span text:style-name="T14">N+Adj</text:span><text:bookmark text:name="docs-internal-guid-26071131-7fff-a5f7-4c10-e5e77996c5da111"/><text:span text:style-name="T14"> </text:span><text:span text:style-name="T16">: <text:s/>dépistage massif, </text:span></text:p>
      <text:p text:style-name="P1"><text:span text:style-name="T26">N+prep+N : </text:span><text:bookmark text:name="docs-internal-guid-56b0afa2-7fff-18c6-9ecf-87b723cd3554"/><text:span text:style-name="T27">capacité de dépistage,  dépistages massifs, tests de dépistage, opération de dépistage, centres de dépistage, unité de dépistage, obligations de dépistage,</text:span><text:span text:style-name="T26"> </text:span><text:bookmark text:name="docs-internal-guid-b3e4b233-7fff-5e16-fce8-b523d0ac004e"/><text:a xlink:type="simple" xlink:href="https://www.20minutes.fr/societe/2865259-20200918-coronavirus-ministre-economie-bruno-maire-annonce-etre-positif" text:style-name="Internet_20_link" text:visited-style-name="Visited_20_Internet_20_Link"><text:span text:style-name="T27">test de dépistage</text:span></text:a><text:span text:style-name="T26"> </text:span></text:p>
      <text:p text:style-name="P1"><text:span text:style-name="T26">N+N : </text:span><text:span text:style-name="T28">tests PCR, </text:span></text:p>
      <text:p text:style-name="P23"><text:span text:style-name="T5">V+V : </text:span><text:bookmark text:name="docs-internal-guid-50a96155-7fff-af77-e376-a109e0f9c575"/><text:span text:style-name="T2">se faire dépister, </text:span></text:p>
      <text:p text:style-name="P11"/>
      <text:p text:style-name="P13">ZONE(S)</text:p>
      <text:p text:style-name="P19"><text:bookmark text:name="docs-internal-guid-5812b1c8-7fff-973e-aaed-1593ee09ea1f"/><text:span text:style-name="T33">N+Adj</text:span><text:bookmark text:name="docs-internal-guid-26071131-7fff-a5f7-4c10-e5e77996c5da1111"/> : zones oranges, zone orange, zone verte</text:p>
      <text:p text:style-name="P21"/>
      <text:p text:style-name="P12">VAGUE</text:p>
      <text:p text:style-name="P23"><text:span text:style-name="T5">Adj+N :</text:span><text:span text:style-name="T1"> <text:s/></text:span><text:bookmark text:name="docs-internal-guid-efb6568c-7fff-f1cd-1d16-0f6a10de2768"/><text:span text:style-name="T1">deuxième vague, <text:s/>première vague, </text:span><text:span text:style-name="T2"><text:s/></text:span><text:bookmark text:name="docs-internal-guid-d29c4210-7fff-3df7-3e84-db1660106950"/><text:span text:style-name="T2">seconde vague, <text:s/>nouvelle vague</text:span></text:p>
      <text:p text:style-name="P4"/>
      <text:p text:style-name="P12"><text:soft-page-break/>CORONAVIRUS</text:p>
      <text:p text:style-name="P23"><text:span text:style-name="T5">Adj+N :</text:span><text:span text:style-name="T1"> <text:s/></text:span><text:bookmark text:name="docs-internal-guid-ea41ff52-7fff-613a-9d61-135529827c3a"/><text:span text:style-name="T1">nouveau coronavirus, </text:span></text:p>
      <text:p text:style-name="P23"><text:span text:style-name="T5">N+prep+N : </text:span><text:bookmark text:name="docs-internal-guid-a9825f0a-7fff-c73a-dd25-ab0aaeef7647"/><text:span text:style-name="T3">propagation du coronavirus, épidémie de coronavirus, circulation du coronavirus, malades du coronavirus,</text:span><text:span text:style-name="T5"> </text:span><text:span text:style-name="T3"><text:s/></text:span><text:bookmark text:name="docs-internal-guid-7f852c8c-7fff-8a43-96bc-503bab72dd33"/><text:span text:style-name="T3">épidémie de coronavirus,</text:span><text:span text:style-name="T23"> </text:span><text:span text:style-name="T24">circulation du coronavirus</text:span></text:p>
      <text:p text:style-name="P23"><text:span text:style-name="T5">N+V </text:span><text:span text:style-name="T2">: </text:span><text:bookmark text:name="docs-internal-guid-676a7862-7fff-09b3-b878-276110825e68"/><text:span text:style-name="T2">coronavirus progresse</text:span><text:span text:style-name="T2"> </text:span></text:p>
      <text:p text:style-name="P13"/>
      <text:p text:style-name="P13">RECONFINEMENT</text:p>
      <text:p text:style-name="P23"><text:span text:style-name="T33">N+Adj</text:span><text:bookmark text:name="docs-internal-guid-26071131-7fff-a5f7-4c10-e5e77996c5da112"/><text:span text:style-name="T33"> </text:span><text:span text:style-name="T32">: <text:s/></text:span><text:bookmark text:name="docs-internal-guid-f9343148-7fff-651a-0dab-4dfdf15ff430"/><text:span text:style-name="T2">reconfinement complet, reconfinement allégé,</text:span><text:span text:style-name="T32"> </text:span><text:span text:style-name="T2"><text:s/></text:span><text:bookmark text:name="docs-internal-guid-b5505956-7fff-a74a-1e73-ae26d0324ca3"/><text:span text:style-name="T2">reconfinement national </text:span></text:p>
      <text:p text:style-name="P11"/>
      <text:p text:style-name="P13">PRECAUTION</text:p>
      <text:p text:style-name="P1"><text:span text:style-name="T26">N+prep+N : </text:span><text:bookmark text:name="docs-internal-guid-7e33bca1-7fff-bb01-012a-87e66ec7b0e9"/><text:a xlink:type="simple" xlink:href="https://www.20minutes.fr/dossier/hygiene" text:style-name="Internet_20_link" text:visited-style-name="Visited_20_Internet_20_Link"><text:span text:style-name="T27">précautions d’hygiène</text:span></text:a><text:span text:style-name="T26"> , </text:span><text:bookmark text:name="docs-internal-guid-ea53ef7b-7fff-525a-1734-727a45c010b1"/><text:span text:style-name="T27">mesure de précaution</text:span><text:span text:style-name="T26"> </text:span></text:p>
      <text:p text:style-name="P16"/>
      <text:p text:style-name="P13">CONTAMINATION</text:p>
      <text:p text:style-name="P23"><text:span text:style-name="T21">N+prep+N : </text:span><text:bookmark text:name="docs-internal-guid-da6fc89b-7fff-e71d-834c-94610cc30092"/><text:span text:style-name="T3">chaîne de contamination,</text:span><text:span text:style-name="T14"> </text:span></text:p>
      <text:p text:style-name="P23"><text:span text:style-name="T21">Adj+N </text:span><text:span text:style-name="T24">: </text:span><text:bookmark text:name="docs-internal-guid-b8a4a07c-7fff-7262-a091-38a40c8e07fe15"/><text:span text:style-name="T24"><text:s/></text:span><text:bookmark text:name="docs-internal-guid-1abc1080-7fff-1552-89b9-115e2d9c9e04"/><text:span text:style-name="T2">nouvelles contaminations,</text:span><text:span text:style-name="T16"> </text:span></text:p>
      <text:p text:style-name="P23"><text:span text:style-name="T21">N+V </text:span><text:span text:style-name="T24">: </text:span><text:bookmark text:name="docs-internal-guid-b37ae958-7fff-6f74-c6af-5221da82f368"/><text:span text:style-name="T2">contaminations augmentent,</text:span><text:span text:style-name="T16"> </text:span></text:p>
      <text:p text:style-name="P16"/>
      <text:p text:style-name="P13">DECES</text:p>
      <text:p text:style-name="P21"><text:span text:style-name="T5">N+prep+N : </text:span><text:span text:style-name="T2"><text:s/></text:span><text:bookmark text:name="docs-internal-guid-4a1fb930-7fff-0425-ef3a-7722567f7330"/><text:span text:style-name="T2">décès en baisse, nombre de décès, </text:span><text:bookmark text:name="docs-internal-guid-3f35b82d-7fff-dea9-a820-f4cf7d1c85a5"/><text:span text:style-name="T2">décès du covid-19,</text:span></text:p>
      <text:p text:style-name="P4"/>
      <text:p text:style-name="P13">DEPLACEMENT</text:p>
      <text:p text:style-name="P37"><text:bookmark text:name="docs-internal-guid-aab72ae0-7fff-d119-eb9d-818c3c91aad4"/><text:span text:style-name="T5">N+prep+N : </text:span><text:span text:style-name="T1">déplacements et sorties</text:span><text:span text:style-name="T1"> </text:span></text:p>
      <text:p text:style-name="P30"/>
      <text:p text:style-name="P31">COURS</text:p>
      <text:p text:style-name="P40"><text:span text:style-name="T13">N+prep+Adj :</text:span><text:span text:style-name="T18"> cours en présentiel, </text:span></text:p>
      <text:p text:style-name="P40"><text:span text:style-name="T13">N+prep+N</text:span><text:span text:style-name="T18"> : cours à distance</text:span></text:p>
      <text:p text:style-name="P5"/>
      <text:p text:style-name="P12">GEL</text:p>
      <text:p text:style-name="P7"><text:bookmark text:name="docs-internal-guid-89e098fc-7fff-2b42-df77-bbb444b61fdc"/>N+ Adj : gel désinfectant</text:p>
      <text:p text:style-name="P12"/>
      <text:p text:style-name="P12"/>
      <text:p text:style-name="P12"><text:soft-page-break/>REANIMATION</text:p>
      <text:p text:style-name="P22"><text:span text:style-name="T30"><text:s/></text:span><text:span text:style-name="T31">N+prep+N : </text:span><text:bookmark text:name="docs-internal-guid-09ed5cd8-7fff-b873-8206-f227c3d34ae5"/><text:span text:style-name="T3">services de réanimation, campagne de vaccination, services de réanimations, </text:span><text:span text:style-name="T2">patients en réanimation</text:span><text:span text:style-name="T14"> </text:span></text:p>
      <text:p text:style-name="P22"><text:span text:style-name="T31">N+V </text:span><text:span text:style-name="T29">: </text:span><text:bookmark text:name="docs-internal-guid-169827fd-7fff-a10f-5898-aedcbe530adb"/><text:span text:style-name="T2">réanimation a augmenté</text:span><text:span text:style-name="T16"> </text:span></text:p>
      <text:p text:style-name="P17"/>
      <text:p text:style-name="P12">PERSONNE</text:p>
      <text:p text:style-name="P21"><text:span text:style-name="T5">N+Adj : </text:span><text:bookmark text:name="docs-internal-guid-8283db44-7fff-6429-0e87-e01d1d1fde40"/><text:span text:style-name="T2">personnes âgées, personnes asymptomatiques, </text:span></text:p>
      <text:p text:style-name="P2"/>
      <text:p text:style-name="P12">VACCINATION</text:p>
      <text:p text:style-name="P24"><text:span text:style-name="T5">N+prep+N : </text:span><text:bookmark text:name="docs-internal-guid-af0a625b-7fff-ee18-dd7a-d8a4b133bf44"/><text:span text:style-name="T5">v</text:span><text:span text:style-name="T9">accination de masse, campagnes de vaccination, certificat de vaccination</text:span></text:p>
      <text:p text:style-name="P24"><text:span text:style-name="T5">N+V </text:span><text:span text:style-name="T9">: </text:span><text:bookmark text:name="docs-internal-guid-fbf06219-7fff-2556-1ad1-bc1c112752ff"/><text:span text:style-name="T8">vaccination est recommandée, </text:span></text:p>
      <text:p text:style-name="P8"/>
      <text:p text:style-name="P13">VARIANT</text:p>
      <text:p text:style-name="P23"><text:span text:style-name="T33">N+Adj</text:span><text:bookmark text:name="docs-internal-guid-26071131-7fff-a5f7-4c10-e5e77996c5da113"/><text:span text:style-name="T33"> </text:span><text:span text:style-name="T32">: <text:s/></text:span><text:bookmark text:name="docs-internal-guid-d95315be-7fff-1741-ca65-d090c80df8b8"/><text:span text:style-name="T2">variant Britannique, variant anglais, variant sud</text:span><text:bookmark text:name="docs-internal-guid-c8d74c0a-7fff-9041-e78e-846cf515519d"/><text:span text:style-name="T2">-africain, </text:span></text:p>
      <text:p text:style-name="P23"><text:span text:style-name="T5">Adj+N :</text:span><text:span text:style-name="T1"> <text:s/>nouveaux variants, </text:span></text:p>
      <text:p text:style-name="P23"><text:span text:style-name="T5">N+prep+N :</text:span><text:span text:style-name="T2"> développement du variant, variants du virus,</text:span></text:p>
      <text:p text:style-name="P10"/>
      <text:p text:style-name="P12">RESTRICTIONS</text:p>
      <text:p text:style-name="P4"><text:span text:style-name="T33">Adj+N </text:span>: nouvelles restrictions</text:p>
      <text:p text:style-name="P6"><text:span text:style-name="T33">N+prep+N </text:span><text:span text:style-name="T35">: </text:span><text:bookmark text:name="docs-internal-guid-9aecd253-7fff-eb24-7506-ab039357c0e7"/><text:span text:style-name="T34">restrictions de déplacements, levée des restrictions </text:span></text:p>
      <text:p text:style-name="P9"/>
      <text:p text:style-name="P15">TAUX</text:p>
      <text:p text:style-name="P21"><text:span text:style-name="T5">N+prep+N</text:span><text:span text:style-name="T1"> : </text:span><text:bookmark text:name="docs-internal-guid-dc0cc30c-7fff-04f5-5ebd-e2df0dac2986"/><text:span text:style-name="T1">taux d’incidence, <text:s/>taux de positivité</text:span></text:p>
      <text:p text:style-name="P5"/>
      <text:p text:style-name="P12"/>
      <text:p text:style-name="P12">ISOLEMENT</text:p>
      <text:p text:style-name="P34"><text:bookmark text:name="docs-internal-guid-35403164-7fff-311d-4306-44268474108b"/><text:span text:style-name="T33">N+Adj </text:span>: isolement volontaire</text:p>
      <text:p text:style-name="P21"><text:line-break/></text:p>
      <text:p text:style-name="P41"> 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rnanda Andrade</meta:initial-creator>
    <meta:creation-date>2021-03-20T21:30:58.68</meta:creation-date>
    <dc:date>2021-03-21T05:03:03.69</dc:date>
    <dc:creator>Fernanda Andrade</dc:creator>
    <meta:editing-duration>PT5H53M48S</meta:editing-duration>
    <meta:editing-cycles>76</meta:editing-cycles>
    <meta:generator>OpenOffice/4.1.7$Win32 OpenOffice.org_project/417m1$Build-9800</meta:generator>
    <meta:document-statistic meta:table-count="0" meta:image-count="0" meta:object-count="0" meta:page-count="6" meta:paragraph-count="112" meta:word-count="866" meta:character-count="6627"/>
  </office:meta>
</office:document-meta>
</file>